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005cm"/>
    </style:style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0.864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9.59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9.79cm"/>
    </style:style>
    <style:style style:name="co18" style:family="table-column">
      <style:table-column-properties fo:break-before="auto" style:column-width="3.51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3.087cm"/>
    </style:style>
    <style:style style:name="co21" style:family="table-column">
      <style:table-column-properties fo:break-before="auto" style:column-width="0.476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0.582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9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Autre">
      <style:table-cell-properties style:cell-protect="protected" style:print-content="true"/>
    </style:style>
    <style:style style:name="ce4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ml">
      <style:table-cell-properties style:cell-protect="protected" style:print-content="true"/>
    </style:style>
    <style:style style:name="ce66" style:family="table-cell" style:parent-style-name="Default" style:data-style-name="N0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94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7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4" calcext:value-type="float">
            <text:p>5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9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5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5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5" table:number-columns-spanned="3" table:number-rows-spanned="5"/>
          <table:covered-table-cell table:number-columns-repeated="2"/>
          <table:table-cell table:style-name="ce119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5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5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9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5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 table:number-columns-spanned="1" table:number-rows-spanned="3">
            <text:p>SVM</text:p>
          </table:table-cell>
          <table:table-cell table:style-name="ce28" office:value-type="string" calcext:value-type="string">
            <text:p>SVM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covered-table-cell/>
          <table:table-cell table:style-name="ce28" office:value-type="string" calcext:value-type="string">
            <text:p>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5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covered-table-cell/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4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5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5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5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5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5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5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Projets pendant passage certif Agile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5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Packages R &amp; intro à 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5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5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5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5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5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5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5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5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45" office:value-type="string" calcext:value-type="string">
            <text:p>Mer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4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Jeu</text:p>
          </table:table-cell>
          <table:table-cell table:style-name="ce45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5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5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5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5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5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9</text:p>
          </table:table-cell>
          <table:table-cell table:style-name="ce45" office:value-type="string" calcext:value-type="string">
            <text:p>Lun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 table:number-columns-spanned="1" table:number-rows-spanned="2">
            <text:p>Les arbres de décisions et forêts aléatoires</text:p>
          </table:table-cell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Mar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Restitution 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5" table:number-columns-spanned="3" table:number-rows-spanned="2"/>
          <table:covered-table-cell table:number-columns-repeated="3"/>
          <table:table-cell table:style-name="ce141" office:value-type="string" calcext:value-type="string">
            <text:p>Mar</text:p>
          </table:table-cell>
          <table:table-cell table:style-name="ce141" office:value-type="float" office:value="25" calcext:value-type="float">
            <text:p>25</text:p>
          </table:table-cell>
          <table:covered-table-cell table:style-name="ml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5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5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5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5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Overfitting et régularisation (régressions lin et log régularisées)</text:p>
          </table:table-cell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5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9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5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Challenge Titanic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34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5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 + preprocessing + Challenge Titanic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8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table-cell table:style-name="ce85" table:number-columns-repeated="2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84"/>
          <table:table-cell table:style-name="ce43"/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85" table:number-columns-repeated="2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table-cell table:style-name="ce87"/>
          <table:table-cell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machine learning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8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table-cell table:style-name="ce85" table:number-columns-repeated="2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table-cell table:style-name="ce43" table:number-columns-repeated="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2"/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/>
          <table:table-cell table:style-name="ce92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/>
          <table:table-cell table:style-name="ce92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94"/>
          <table:covered-table-cell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2"/>
          <table:table-cell table:style-name="ce95"/>
          <table:table-cell table:style-name="ce83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/>
          <table:table-cell table:style-name="ce92"/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/>
          <table:table-cell table:style-name="ce92"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/>
          <table:table-cell table:style-name="ce92"/>
          <table:covered-table-cell table:number-columns-repeated="2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/>
          <table:table-cell table:style-name="ce92"/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31T12:55:49.507408490</dc:date>
    <meta:editing-cycles>327</meta:editing-cycles>
    <meta:editing-duration>PT16H17M35S</meta:editing-duration>
    <meta:document-statistic meta:table-count="32" meta:cell-count="1634" meta:object-count="0"/>
  </office:meta>
</office:document-meta>
</file>